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tracked-changes text:track-changes="false">
        <text:changed-region text:id="ct152367016">
          <text:insertion>
            <office:change-info>
              <dc:creator>Gaetan Delannay</dc:creator>
              <dc:date>2008-07-23T11:47:00</dc:date>
            </office:change-info>
          </text:insertion>
        </text:changed-region>
        <text:changed-region text:id="ct152868072">
          <text:insertion>
            <office:change-info>
              <dc:creator>Gaetan Delannay</dc:creator>
              <dc:date>2008-10-13T12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change-start text:change-id="ct152367016"/><text:span text:style-name="T1">self.title</text:span><text:change-end text:change-id="ct152367016"/> </text:h>
      <text:p text:style-name="P1">The meeting took place in <text:change-start text:change-id="ct152868072"/>self.place<text:change-end text:change-id="ct152868072"/>.</text:p>
      <text:p text:style-name="P1">Every single attendee was completely convinced by <text:span text:style-name="T1">appy.pod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ahoma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8-07-23T11:45:22</meta:creation-date>
    <dc:creator>Gaetan Delannay</dc:creator>
    <dc:date>2008-10-13T12:38:42</dc:date>
    <dc:language>fr-BE</dc:language>
    <meta:editing-cycles>3</meta:editing-cycles>
    <meta:editing-duration>PT10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5" meta:character-count="107"/>
  </office:meta>
</office:document-meta>
</file>